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6.9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fps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Núcleos</text:p>
          </table:table-cell>
          <table:table-cell office:value-type="string" calcext:value-type="string">
            <text:p>Média</text:p>
          </table:table-cell>
          <table:table-cell office:value-type="string" calcext:value-type="string">
            <text:p>Desvio Padrão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Mínim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.647" calcext:value-type="float">
            <text:p>4,647</text:p>
          </table:table-cell>
          <table:table-cell office:value-type="float" office:value="0.637" calcext:value-type="float">
            <text:p>0,637</text:p>
          </table:table-cell>
          <table:table-cell office:value-type="float" office:value="5.84" calcext:value-type="float">
            <text:p>5,84</text:p>
          </table:table-cell>
          <table:table-cell office:value-type="float" office:value="1.283" calcext:value-type="float">
            <text:p>1,28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.999" calcext:value-type="float">
            <text:p>9,999</text:p>
          </table:table-cell>
          <table:table-cell office:value-type="float" office:value="6.262" calcext:value-type="float">
            <text:p>6,262</text:p>
          </table:table-cell>
          <table:table-cell office:value-type="float" office:value="60.557" calcext:value-type="float">
            <text:p>60,557</text:p>
          </table:table-cell>
          <table:table-cell office:value-type="float" office:value="4.458" calcext:value-type="float">
            <text:p>4,45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.747" calcext:value-type="float">
            <text:p>17,747</text:p>
          </table:table-cell>
          <table:table-cell office:value-type="float" office:value="19.065" calcext:value-type="float">
            <text:p>19,065</text:p>
          </table:table-cell>
          <table:table-cell office:value-type="float" office:value="96.119" calcext:value-type="float">
            <text:p>96,119</text:p>
          </table:table-cell>
          <table:table-cell office:value-type="float" office:value="3.972" calcext:value-type="float">
            <text:p>3,97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2.541" calcext:value-type="float">
            <text:p>22,541</text:p>
          </table:table-cell>
          <table:table-cell office:value-type="float" office:value="22.972" calcext:value-type="float">
            <text:p>22,972</text:p>
          </table:table-cell>
          <table:table-cell office:value-type="float" office:value="94.557" calcext:value-type="float">
            <text:p>94,557</text:p>
          </table:table-cell>
          <table:table-cell office:value-type="float" office:value="3.567" calcext:value-type="float">
            <text:p>3,567</text:p>
          </table:table-cell>
        </table:table-row>
      </table:table>
      <table:table table:name="calc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2" table:default-cell-style-name="ce1"/>
        <table:table-row table:style-name="ro1">
          <table:table-cell office:value-type="string" calcext:value-type="string">
            <text:p>Núcleos</text:p>
          </table:table-cell>
          <table:table-cell office:value-type="string" calcext:value-type="string">
            <text:p>Média (ms)</text:p>
          </table:table-cell>
          <table:table-cell office:value-type="string" calcext:value-type="string">
            <text:p>Desvio Padrão</text:p>
          </table:table-cell>
          <table:table-cell office:value-type="string" calcext:value-type="string">
            <text:p>Máximo (ms)</text:p>
          </table:table-cell>
          <table:table-cell office:value-type="string" calcext:value-type="string">
            <text:p>Mínimo (ms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7.238" calcext:value-type="float">
            <text:p>237,238</text:p>
          </table:table-cell>
          <table:table-cell office:value-type="float" office:value="81.743" calcext:value-type="float">
            <text:p>81,743</text:p>
          </table:table-cell>
          <table:table-cell office:value-type="float" office:value="907.257" calcext:value-type="float">
            <text:p>907,257</text:p>
          </table:table-cell>
          <table:table-cell office:value-type="float" office:value="189.361" calcext:value-type="float">
            <text:p>189,36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84.69" calcext:value-type="float">
            <text:p>284,69</text:p>
          </table:table-cell>
          <table:table-cell office:value-type="float" office:value="30.285" calcext:value-type="float">
            <text:p>30,285</text:p>
          </table:table-cell>
          <table:table-cell office:value-type="float" office:value="377.081" calcext:value-type="float">
            <text:p>377,081</text:p>
          </table:table-cell>
          <table:table-cell office:value-type="float" office:value="237.914" calcext:value-type="float">
            <text:p>237,91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70.628" calcext:value-type="float">
            <text:p>370,628</text:p>
          </table:table-cell>
          <table:table-cell office:value-type="float" office:value="45.942" calcext:value-type="float">
            <text:p>45,942</text:p>
          </table:table-cell>
          <table:table-cell office:value-type="float" office:value="502.834" calcext:value-type="float">
            <text:p>502,834</text:p>
          </table:table-cell>
          <table:table-cell office:value-type="float" office:value="269.318" calcext:value-type="float">
            <text:p>269,31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93.771" calcext:value-type="float">
            <text:p>493,771</text:p>
          </table:table-cell>
          <table:table-cell office:value-type="float" office:value="99.771" calcext:value-type="float">
            <text:p>99,771</text:p>
          </table:table-cell>
          <table:table-cell office:value-type="float" office:value="820.219" calcext:value-type="float">
            <text:p>820,219</text:p>
          </table:table-cell>
          <table:table-cell office:value-type="float" office:value="257.473" calcext:value-type="float">
            <text:p>257,47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5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5T15:39:30.904675774</meta:creation-date>
    <meta:generator>LibreOffice/5.1.2.2$Linux_X86_64 LibreOffice_project/10m0$Build-2</meta:generator>
    <dc:date>2016-05-25T15:47:54.089211607</dc:date>
    <meta:editing-duration>PT8M23S</meta:editing-duration>
    <meta:editing-cycles>1</meta:editing-cycles>
    <meta:document-statistic meta:table-count="2" meta:cell-count="50" meta:object-count="0"/>
  </office:meta>
</office:document-meta>
</file>